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github.com/applegrew/django-paypal/blob/master/README.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ela </meta:initial-creator>
    <meta:creation-date>2017-02-12T09:06:34</meta:creation-date>
    <dc:date>2017-02-12T09:07:29</dc:date>
    <dc:creator>Mandela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4" meta:non-whitespace-character-count="64"/>
    <meta:generator>LibreOffice/3.5$Linux_x86 LibreOffice_project/350m1$Build-2</meta:generator>
  </office:meta>
</office:document-meta>
</file>